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C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Cretid_rating</text:p>
          </table:table-cell>
          <table:table-cell office:value-type="string" calcext:value-type="string">
            <text:p>Buys_computer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&lt;=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&lt;=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31...4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31...4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&lt;=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&lt;=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&lt;=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31...4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31...4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&lt;=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&lt;=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&lt;=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31...4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31...4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</table:table-row>
      </table:table>
      <table:table table:name="Tabelle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31...4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31...4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31...4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31...4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31...4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31...4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Cretid_rating</text:p>
          </table:table-cell>
          <table:table-cell office:value-type="string" calcext:value-type="string">
            <text:p>Buys_computer</text:p>
          </table:table-cell>
        </table:table-row>
      </table:table>
      <table:named-expressions/>
      <table:database-ranges>
        <table:database-range table:name="__Anonymous_Sheet_DB__1" table:target-range-address="Tabelle2.A1:Tabelle2.F1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8T16:01:05.938000000</meta:creation-date>
    <dc:date>2022-07-09T08:14:51.316272881</dc:date>
    <meta:editing-duration>PT1H14M5S</meta:editing-duration>
    <meta:editing-cycles>5</meta:editing-cycles>
    <meta:generator>LibreOffice/7.0.4.2$Linux_X86_64 LibreOffice_project/00$Build-2</meta:generator>
    <meta:document-statistic meta:table-count="2" meta:cell-count="204" meta:object-count="0"/>
  </office:meta>
</office:document-meta>
</file>